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4819in"/>
    </style:style>
    <style:style style:name="co6" style:family="table-column">
      <style:table-column-properties fo:break-before="auto" style:column-width="0.5571in"/>
    </style:style>
    <style:style style:name="co7" style:family="table-column">
      <style:table-column-properties fo:break-before="auto" style:column-width="5.1492in"/>
    </style:style>
    <style:style style:name="co8" style:family="table-column">
      <style:table-column-properties fo:break-before="auto" style:column-width="1.6075in"/>
    </style:style>
    <style:style style:name="co9" style:family="table-column">
      <style:table-column-properties fo:break-before="auto" style:column-width="2.2402in"/>
    </style:style>
    <style:style style:name="co17" style:family="table-column">
      <style:table-column-properties fo:break-before="auto" style:column-width="1.1827in"/>
    </style:style>
    <style:style style:name="co18" style:family="table-column">
      <style:table-column-properties fo:break-before="auto" style:column-width="2.2437in"/>
    </style:style>
    <style:style style:name="co12" style:family="table-column">
      <style:table-column-properties fo:break-before="auto" style:column-width="1.8543in"/>
    </style:style>
    <style:style style:name="co13" style:family="table-column">
      <style:table-column-properties fo:break-before="auto" style:column-width="0.8035in"/>
    </style:style>
    <style:style style:name="co14" style:family="table-column">
      <style:table-column-properties fo:break-before="auto" style:column-width="0.761in"/>
    </style:style>
    <style:style style:name="co15" style:family="table-column">
      <style:table-column-properties fo:break-before="auto" style:column-width="0.4217in"/>
    </style:style>
    <style:style style:name="co16" style:family="table-column">
      <style:table-column-properties fo:break-before="auto" style:column-width="7.9799in"/>
    </style:style>
    <style:style style:name="co19" style:family="table-column">
      <style:table-column-properties fo:break-before="auto" style:column-width="1.1791in"/>
    </style:style>
    <style:style style:name="co20" style:family="table-column">
      <style:table-column-properties fo:break-before="auto" style:column-width="2.1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Rewards From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 office:value-type="string" calcext:value-type="string">
            <text:p>Just a Goomb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st a Koopa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hy Guy / Koopa Hybrid I guess?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ntient ravioli blob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ntient meatball with arms, think Geodud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n with a gun that shoots pasta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Level 1 Robo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Ravenman1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</table:table>
      <table:table table:name="Other Card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Rewards From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table:number-columns-repeated="2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table:number-columns-repeated="2"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Your Humans with Morale 1 do not decrease Morale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/>
          <table:table-cell office:value-type="string" calcext:value-type="string">
            <text:p>Basically Superman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o-Fly Zon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2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2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/>
          <table:table-cell office:value-type="string" calcext:value-type="string">
            <text:p>Dr. Mario reference</text:p>
          </table:table-cell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2 turns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’s most powerful Minion is stunned and does not attack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Traffic Law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Opponent Hero cards have no effect, lasts 2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  <table:table-cell office:value-type="string" calcext:value-type="string">
            <text:p>Make the card look like Pot of Gree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Ectoplasm Fiel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2"/>
          <table:table-cell office:value-type="string" calcext:value-type="string">
            <text:p>next</text:p>
          </table:table-cell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one extra card each turn, lasts 2 turns</text:p>
          </table:table-cell>
          <table:table-cell table:number-columns-repeated="2"/>
          <table:table-cell office:value-type="float" office:value="23" calcext:value-type="float">
            <text:p>23</text:p>
          </table:table-cell>
        </table:table-row>
      </table:table>
      <table:table table:name="Playing Fields" table:style-name="ta1">
        <table:table-column table:style-name="co17" table:default-cell-style-name="Default"/>
        <table:table-column table:style-name="co18" table:default-cell-style-name="Default"/>
        <table:table-column table:style-name="co2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table table:name="Maths" table:style-name="ta1"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Next ID:</text:p>
          </table:table-cell>
          <table:table-cell table:formula="of:=MAX([$Minions.J2:$Minions.J81]; [$'Other Cards'.H2:$'Other Cards'.H81])+1" office:value-type="float" office:value="30" calcext:value-type="float">
            <text:p>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3">00/00/0000</text:date>, <text:time style:data-style-name="N2" text:time-value="19:53:14.54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3-03T19:53:29.796000000</dc:date>
    <meta:editing-duration>P1DT3H53M</meta:editing-duration>
    <meta:editing-cycles>165</meta:editing-cycles>
    <meta:document-statistic meta:table-count="4" meta:cell-count="651" meta:object-count="0"/>
  </office:meta>
</office:document-meta>
</file>